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OutputStream.write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xOutputStream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OutputStream.write( byte b [ ]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OutputStream.IndexOutputStream( IndexOutput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xOut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